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1945in" fo:margin-bottom="0.1102in" style:contextual-spacing="false" fo:line-height="108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" style:family="paragraph" style:parent-style-name="Standard">
      <style:paragraph-properties fo:margin-left="0in" fo:margin-right="0in" fo:margin-top="0.1945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" style:family="paragraph" style:parent-style-name="Standard">
      <style:paragraph-properties fo:margin-left="0in" fo:margin-right="0in" fo:margin-top="0.1945in" fo:margin-bottom="0.1665in" style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4" style:family="paragraph" style:parent-style-name="Standard">
      <style:paragraph-properties fo:margin-left="0in" fo:margin-right="0in" fo:margin-top="0.1945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5" style:family="paragraph" style:parent-style-name="Standard">
      <style:paragraph-properties fo:margin-left="0in" fo:margin-right="0in" fo:margin-top="0.1945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6" style:family="paragraph" style:parent-style-name="Standard">
      <style:paragraph-properties fo:margin-left="0in" fo:margin-right="0in" fo:margin-top="0.1945in" fo:margin-bottom="0.1665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7" style:family="paragraph" style:parent-style-name="Standard">
      <style:paragraph-properties fo:margin-left="3.9335in" fo:margin-right="0in" fo:margin-top="0.1945in" fo:margin-bottom="0in" style:contextual-spacing="false" fo:line-height="100%" fo:text-align="start" style:justify-single-word="false" fo:keep-together="auto" fo:orphans="2" fo:widows="2" fo:text-indent="0.4917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8" style:family="paragraph" style:parent-style-name="Standard">
      <style:paragraph-properties fo:margin-left="0in" fo:margin-right="0in" fo:margin-top="0.1945in" fo:margin-bottom="0.1102in" style:contextual-spacing="false" fo:line-height="108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9" style:family="paragraph" style:parent-style-name="Standard">
      <style:paragraph-properties fo:margin-left="0.1181in" fo:margin-right="0.1181in" fo:margin-top="0.139in" fo:margin-bottom="0.0835in" style:contextual-spacing="false" fo:line-height="115%" fo:text-align="center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10" style:family="paragraph" style:parent-style-name="Standard">
      <style:paragraph-properties fo:margin-left="0in" fo:margin-right="0in" fo:margin-top="0.1945in" fo:margin-bottom="0.1102in" style:contextual-spacing="false" fo:line-height="108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Times New Roman"/>
    </style:style>
    <style:style style:name="P11" style:family="paragraph" style:parent-style-name="Standard">
      <style:paragraph-properties fo:margin-left="0in" fo:margin-right="0in" fo:margin-top="0.1945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Times New Roman"/>
    </style:style>
    <style:style style:name="P12" style:family="paragraph" style:parent-style-name="Standard">
      <style:paragraph-properties fo:margin-left="0in" fo:margin-right="0in" fo:margin-top="0.1945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Times New Roman"/>
    </style:style>
    <style:style style:name="P13" style:family="paragraph" style:parent-style-name="Standard">
      <style:paragraph-properties fo:margin-left="0in" fo:margin-right="0in" fo:margin-top="0.1945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Times New Roman"/>
    </style:style>
    <style:style style:name="P14" style:family="paragraph" style:parent-style-name="Standard">
      <style:text-properties style:font-name="Times New Roman" fo:font-size="12pt" officeooo:paragraph-rsid="0008f9a0" style:font-size-asian="12pt" style:font-size-complex="12pt"/>
    </style:style>
    <style:style style:name="P15" style:family="paragraph" style:parent-style-name="Standard"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fo:margin-left="0in" fo:margin-right="0.1181in" fo:margin-top="0in" fo:margin-bottom="0.139in" style:contextual-spacing="false" fo:line-height="115%" fo:text-align="start" style:justify-single-word="false" fo:keep-together="auto" fo:orphans="2" fo:widows="2" fo:text-indent="0.4917in" style:auto-text-indent="false" fo:break-before="auto" fo:break-after="auto" fo:padding="0in" fo:border="none" fo:keep-with-next="auto"/>
      <style:text-properties style:font-name="Times New Roman" fo:font-size="12pt" style:font-size-asian="12pt" style:font-size-complex="12pt"/>
    </style:style>
    <style:style style:name="P17" style:family="paragraph" style:parent-style-name="Standard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style:font-name="Times New Roman" fo:font-size="12pt" officeooo:paragraph-rsid="00103fb2" style:font-size-asian="12pt" style:font-size-complex="12pt"/>
    </style:style>
    <style:style style:name="P18" style:family="paragraph" style:parent-style-name="Standard">
      <style:paragraph-properties fo:margin-left="0.5in" fo:margin-right="0.1181in" fo:text-indent="0in" style:auto-text-indent="false"/>
      <style:text-properties style:font-name="Times New Roman" fo:font-size="12pt" style:font-size-asian="12pt" style:font-size-complex="12pt"/>
    </style:style>
    <style:style style:name="P19" style:family="paragraph" style:parent-style-name="Standard">
      <style:paragraph-properties fo:margin-left="0.5in" fo:margin-right="0.1181in" fo:text-indent="0in" style:auto-text-indent="false"/>
      <style:text-properties style:font-name="Times New Roman" fo:font-size="10pt" style:font-size-asian="10pt" style:font-size-complex="10pt"/>
    </style:style>
    <style:style style:name="P20" style:family="paragraph" style:parent-style-name="Standard">
      <style:paragraph-properties fo:margin-left="0.5in" fo:margin-right="0.1181in" fo:line-height="50%" fo:text-indent="0in" style:auto-text-indent="false"/>
      <style:text-properties style:font-name="Times New Roman" fo:font-size="10pt" officeooo:rsid="00138844" officeooo:paragraph-rsid="00138844" style:font-name-asian="Consolas" style:font-size-asian="10pt" style:font-name-complex="Consolas" style:font-size-complex="10pt"/>
    </style:style>
    <style:style style:name="P21" style:family="paragraph" style:parent-style-name="Standard">
      <style:paragraph-properties fo:margin-left="0.5in" fo:line-height="50%" fo:text-indent="0in" style:auto-text-indent="false"/>
      <style:text-properties style:font-name="Times New Roman" fo:font-size="10pt" officeooo:rsid="00138844" officeooo:paragraph-rsid="00138844" style:font-name-asian="Consolas" style:font-size-asian="10pt" style:font-name-complex="Consolas" style:font-size-complex="10pt"/>
    </style:style>
    <style:style style:name="P22" style:family="paragraph" style:parent-style-name="Standard">
      <style:paragraph-properties fo:line-height="50%"/>
      <style:text-properties style:font-name="Times New Roman" fo:font-size="10pt" style:font-name-asian="Consolas" style:font-size-asian="10pt" style:font-name-complex="Consolas" style:font-size-complex="10pt"/>
    </style:style>
    <style:style style:name="P23" style:family="paragraph" style:parent-style-name="Standard">
      <style:paragraph-properties fo:line-height="150%"/>
      <style:text-properties style:font-name="Times New Roman" fo:font-size="10pt" style:font-name-asian="Consolas" style:font-size-asian="10pt" style:font-name-complex="Consolas" style:font-size-complex="10pt"/>
    </style:style>
    <style:style style:name="P24" style:family="paragraph" style:parent-style-name="Standard">
      <style:paragraph-properties fo:margin-left="0.5in" fo:margin-right="0.1181in" fo:line-height="50%" fo:text-indent="0in" style:auto-text-indent="false"/>
      <style:text-properties style:font-name="Times New Roman" fo:font-size="10pt" style:text-underline-style="solid" style:text-underline-width="auto" style:text-underline-color="font-color" fo:font-weight="bold" officeooo:rsid="00138844" officeooo:paragraph-rsid="00138844" style:font-name-asian="Consolas" style:font-size-asian="10pt" style:font-weight-asian="bold" style:font-name-complex="Consolas" style:font-size-complex="10pt" style:font-weight-complex="bold"/>
    </style:style>
    <style:style style:name="P25" style:family="paragraph" style:parent-style-name="Standard">
      <style:paragraph-properties fo:margin-left="0.5in" fo:margin-right="0.1181in" fo:line-height="50%" fo:text-indent="0in" style:auto-text-indent="false"/>
      <style:text-properties style:font-name="Times New Roman" fo:font-size="10pt" style:text-underline-style="solid" style:text-underline-width="auto" style:text-underline-color="font-color" fo:font-weight="bold" officeooo:rsid="001dbdfa" officeooo:paragraph-rsid="001dbdfa" style:font-name-asian="Consolas" style:font-size-asian="10pt" style:font-weight-asian="bold" style:font-name-complex="Consolas" style:font-size-complex="10pt" style:font-weight-complex="bold"/>
    </style:style>
    <style:style style:name="P26" style:family="paragraph" style:parent-style-name="Standard">
      <style:paragraph-properties fo:margin-left="0.5in" fo:margin-right="0.1181in" fo:line-height="50%" fo:text-indent="0in" style:auto-text-indent="false"/>
      <style:text-properties style:font-name="Times New Roman" fo:font-size="10pt" style:text-underline-style="none" fo:font-weight="normal" officeooo:rsid="001dbdfa" officeooo:paragraph-rsid="001dbdfa" style:font-name-asian="Consolas" style:font-size-asian="10pt" style:font-weight-asian="normal" style:font-name-complex="Consolas" style:font-size-complex="10pt" style:font-weight-complex="normal"/>
    </style:style>
    <style:style style:name="P27" style:family="paragraph" style:parent-style-name="Standard">
      <style:paragraph-properties fo:line-height="150%"/>
      <style:text-properties style:font-name="Times New Roman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P28" style:family="paragraph" style:parent-style-name="Standard">
      <style:paragraph-properties fo:line-height="150%"/>
      <style:text-properties style:font-name="Times New Roman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P29" style:family="paragraph" style:parent-style-name="Standard">
      <style:paragraph-properties fo:margin-left="0.5in" fo:line-height="50%" fo:text-indent="0in" style:auto-text-indent="false"/>
      <style:text-properties style:font-name="Times New Roman" officeooo:paragraph-rsid="00138844"/>
    </style:style>
    <style:style style:name="P30" style:family="paragraph" style:parent-style-name="Standard">
      <style:paragraph-properties fo:margin-left="0.1181in" fo:margin-right="0.1181in" fo:margin-top="0.139in" fo:margin-bottom="0.0835in" style:contextual-spacing="false" fo:line-height="115%" fo:text-align="center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style:font-name="Times New Roman" fo:font-size="16pt" fo:font-weight="bold" style:font-size-asian="16pt" style:font-weight-asian="bold" style:font-size-complex="16pt"/>
    </style:style>
    <style:style style:name="P31" style:family="paragraph" style:parent-style-name="Standard">
      <style:paragraph-properties fo:line-height="100%"/>
      <style:text-properties style:use-window-font-color="true" loext:opacity="0%" style:font-name="Times New Roman" fo:font-size="12pt" fo:font-weight="bold" style:font-size-asian="12pt" style:font-weight-asian="bold" style:font-size-complex="12pt"/>
    </style:style>
    <style:style style:name="P32" style:family="paragraph" style:parent-style-name="Standard">
      <style:paragraph-properties fo:line-height="50%"/>
      <style:text-properties style:use-window-font-color="true" loext:opacity="0%" style:font-name="Times New Roman" fo:font-size="12pt" fo:font-weight="bold" style:font-size-asian="12pt" style:font-weight-asian="bold" style:font-size-complex="12pt"/>
    </style:style>
    <style:style style:name="P33" style:family="paragraph" style:parent-style-name="Standard" style:master-page-name="Standard">
      <style:paragraph-properties fo:margin-left="0in" fo:margin-right="0in" fo:margin-top="0in" fo:margin-bottom="0.1102in" style:contextual-spacing="false" fo:line-height="108%" fo:text-align="center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4" style:family="paragraph" style:parent-style-name="Standard" style:list-style-name="L1">
      <style:text-properties style:font-name="Times New Roman" fo:font-size="12pt" style:font-size-asian="12pt" style:font-size-complex="12pt"/>
    </style:style>
    <style:style style:name="P35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style:font-name="Times New Roman" fo:font-size="12pt" style:font-size-asian="12pt" style:font-size-complex="12pt"/>
    </style:style>
    <style:style style:name="P36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style:font-name="Times New Roman" fo:font-size="12pt" style:font-size-asian="12pt" style:font-size-complex="12pt"/>
    </style:style>
    <style:style style:name="P37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style:font-name="Times New Roman" fo:font-size="12pt" officeooo:paragraph-rsid="00103fb2" style:font-size-asian="12pt" style:font-size-complex="12pt"/>
    </style:style>
    <style:style style:name="P38" style:family="paragraph" style:parent-style-name="Standard">
      <style:text-properties style:font-name="Times New Roman" fo:font-size="12pt" officeooo:paragraph-rsid="0008f9a0" style:font-size-asian="12pt" style:font-size-complex="12pt"/>
    </style:style>
    <style:style style:name="P39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style:font-name="Times New Roman" officeooo:paragraph-rsid="00103fb2"/>
    </style:style>
    <style:style style:name="P40" style:family="paragraph" style:parent-style-name="Standard">
      <style:paragraph-properties fo:margin-left="0.5in" fo:margin-right="0.1181in" fo:text-indent="0in" style:auto-text-indent="false"/>
      <style:text-properties style:font-name="Times New Roman" fo:font-size="10pt" style:text-underline-style="none" fo:font-weight="normal" officeooo:rsid="001dbdfa" style:font-name-asian="Consolas" style:font-size-asian="10pt" style:font-weight-asian="normal" style:font-name-complex="Consolas" style:font-size-complex="10pt" style:font-weight-complex="normal"/>
    </style:style>
    <style:style style:name="P41" style:family="paragraph" style:parent-style-name="Standard">
      <style:paragraph-properties fo:line-height="150%"/>
      <style:text-properties style:font-name="Times New Roman" fo:font-size="10pt" style:font-name-asian="Consolas" style:font-size-asian="10pt" style:font-name-complex="Consolas" style:font-size-complex="10pt"/>
    </style:style>
    <style:style style:name="P42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43" style:family="paragraph" style:parent-style-name="Standard">
      <style:paragraph-properties fo:text-align="justify" style:justify-single-word="false"/>
      <style:text-properties style:font-name="Times New Roman" fo:font-size="12pt" officeooo:paragraph-rsid="0008f9a0" style:font-size-asian="12pt" style:font-size-complex="12pt"/>
    </style:style>
    <style:style style:name="P44" style:family="paragraph" style:parent-style-name="Standard" style:list-style-name="L3">
      <style:paragraph-properties fo:text-align="justify" style:justify-single-word="false"/>
      <style:text-properties style:font-name="Times New Roman" fo:font-size="12pt" officeooo:paragraph-rsid="0008f9a0" style:font-size-asian="12pt" style:font-size-complex="12pt"/>
    </style:style>
    <style:style style:name="P45" style:family="paragraph" style:parent-style-name="Standard" style:list-style-name="L2">
      <style:paragraph-properties fo:text-align="justify" style:justify-single-word="false"/>
      <style:text-properties style:font-name="Times New Roman" fo:font-size="12pt" officeooo:paragraph-rsid="0008f9a0" style:font-size-asian="12pt" style:font-size-complex="12pt"/>
    </style:style>
    <style:style style:name="P46" style:family="paragraph" style:parent-style-name="Standard">
      <style:paragraph-properties fo:text-align="justify" style:justify-single-word="false"/>
      <style:text-properties style:font-name="Times New Roman" fo:font-size="12pt" fo:font-weight="bold" officeooo:paragraph-rsid="0008f9a0" style:font-size-asian="12pt" style:font-weight-asian="bold" style:font-size-complex="12pt" style:font-weight-complex="bold"/>
    </style:style>
    <style:style style:name="P47" style:family="paragraph" style:parent-style-name="Standard">
      <style:text-properties style:font-name="Times New Roman" fo:font-size="14pt" officeooo:paragraph-rsid="002a8f88" style:font-size-asian="14pt" style:font-size-complex="14pt"/>
    </style:style>
    <style:style style:name="T1" style:family="text">
      <style:text-properties fo:font-variant="normal" fo:text-transform="none" style:text-line-through-style="none" style:text-line-through-type="none" style:text-position="0% 100%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style:text-line-through-style="none" style:text-line-through-type="none" style:text-position="0% 100%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T3" style:family="text">
      <style:text-properties fo:font-variant="normal" fo:text-transform="none" style:text-line-through-style="none" style:text-line-through-type="none" style:text-position="0% 100%" fo:font-size="16pt" fo:font-style="normal" style:text-underline-style="none" fo:font-weight="bold" officeooo:rsid="001dbdfa" style:font-name-asian="Times New Roman1" style:font-size-asian="16pt" style:font-style-asian="normal" style:font-weight-asian="bold" style:font-name-complex="Times New Roman1" style:font-size-complex="16pt"/>
    </style:style>
    <style:style style:name="T4" style:family="text">
      <style:text-properties fo:font-variant="normal" fo:text-transform="none" style:text-line-through-style="none" style:text-line-through-type="none" style:text-position="0% 100%" fo:font-size="16pt" fo:font-style="normal" style:text-underline-style="none" fo:font-weight="bold" officeooo:rsid="002a8f88" style:font-name-asian="Times New Roman1" style:font-size-asian="16pt" style:font-style-asian="normal" style:font-weight-asian="bold" style:font-name-complex="Times New Roman1" style:font-size-complex="16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12pt" fo:font-weight="bold" officeooo:rsid="002a8f88" style:font-size-asian="12pt" style:font-weight-asian="bold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103fb2" style:font-size-asian="12pt" style:font-size-complex="12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03fb2"/>
    </style:style>
    <style:style style:name="T11" style:family="text">
      <style:text-properties officeooo:rsid="001dbdfa"/>
    </style:style>
    <style:style style:name="T12" style:family="text">
      <style:text-properties officeooo:rsid="001fc439"/>
    </style:style>
    <style:style style:name="T13" style:family="text">
      <style:text-properties officeooo:rsid="002358b9"/>
    </style:style>
    <style:style style:name="T14" style:family="text">
      <style:text-properties officeooo:rsid="0023da29"/>
    </style:style>
    <style:style style:name="T15" style:family="text">
      <style:text-properties style:text-underline-style="solid" style:text-underline-width="auto" style:text-underline-color="font-color" fo:font-weight="bold" style:font-weight-asian="bold"/>
    </style:style>
    <style:style style:name="T16" style:family="text">
      <style:text-properties style:text-underline-style="solid" style:text-underline-width="auto" style:text-underline-color="font-color" fo:font-weight="bold" officeooo:rsid="0012b1ef" style:font-weight-asian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officeooo:rsid="00138844" style:font-name-asian="Consolas" style:font-size-asian="10pt" style:font-name-complex="Consolas" style:font-size-complex="10pt"/>
    </style:style>
    <style:style style:name="T19" style:family="text">
      <style:text-properties officeooo:rsid="002a8f88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bold" officeooo:rsid="002a8f88" style:font-weight-asian="bold"/>
    </style:style>
    <style:style style:name="T22" style:family="text">
      <style:text-properties style:font-name="Times New Roman"/>
    </style:style>
    <style:style style:name="T23" style:family="text">
      <style:text-properties style:font-name="Times New Roman" fo:font-size="12pt" style:font-size-asian="12pt" style:font-size-complex="12pt"/>
    </style:style>
    <style:style style:name="T24" style:family="text">
      <style:text-properties style:font-name="Times New Roman" fo:font-size="12pt" officeooo:rsid="002a8f88" style:font-size-asian="12pt" style:font-size-complex="12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181in" fo:text-indent="-0.25in" fo:margin-left="0.618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681in" fo:text-indent="-0.25in" fo:margin-left="0.868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181in" fo:text-indent="-0.25in" fo:margin-left="1.118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681in" fo:text-indent="-0.25in" fo:margin-left="1.368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181in" fo:text-indent="-0.25in" fo:margin-left="1.618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681in" fo:text-indent="-0.25in" fo:margin-left="1.868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181in" fo:text-indent="-0.25in" fo:margin-left="2.118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681in" fo:text-indent="-0.25in" fo:margin-left="2.368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181in" fo:text-indent="-0.25in" fo:margin-left="2.618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681in" fo:text-indent="-0.25in" fo:margin-left="2.8681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181in" fo:text-indent="-0.25in" fo:margin-left="0.618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681in" fo:text-indent="-0.25in" fo:margin-left="0.868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181in" fo:text-indent="-0.25in" fo:margin-left="1.118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681in" fo:text-indent="-0.25in" fo:margin-left="1.368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181in" fo:text-indent="-0.25in" fo:margin-left="1.618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681in" fo:text-indent="-0.25in" fo:margin-left="1.868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181in" fo:text-indent="-0.25in" fo:margin-left="2.118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681in" fo:text-indent="-0.25in" fo:margin-left="2.368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181in" fo:text-indent="-0.25in" fo:margin-left="2.618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681in" fo:text-indent="-0.25in" fo:margin-left="2.8681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181in" fo:text-indent="-0.25in" fo:margin-left="0.618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681in" fo:text-indent="-0.25in" fo:margin-left="0.868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181in" fo:text-indent="-0.25in" fo:margin-left="1.118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681in" fo:text-indent="-0.25in" fo:margin-left="1.368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181in" fo:text-indent="-0.25in" fo:margin-left="1.618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681in" fo:text-indent="-0.25in" fo:margin-left="1.868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181in" fo:text-indent="-0.25in" fo:margin-left="2.118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681in" fo:text-indent="-0.25in" fo:margin-left="2.368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181in" fo:text-indent="-0.25in" fo:margin-left="2.618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681in" fo:text-indent="-0.25in" fo:margin-left="2.8681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Московский Авиационный Институт</text:p>
      <text:p text:style-name="P1">(Национальный Исследовательский Университет)</text:p>
      <text:p text:style-name="P10">Институт №8<text:span text:style-name="T1"> </text:span>“Компьютерные науки <text:span text:style-name="T1">и прикладн</text:span>ая<text:span text:style-name="T1"> математик</text:span>а”</text:p>
      <text:p text:style-name="P10"><text:span text:style-name="T1">Кафедра №806 </text:span>“В<text:span text:style-name="T1">ычислительн</text:span>ая<text:span text:style-name="T1"> математик</text:span>а<text:span text:style-name="T1"> и программировани</text:span>е”</text:p>
      <text:p text:style-name="P3"/>
      <text:p text:style-name="P3"/>
      <text:p text:style-name="P10"><text:span text:style-name="T2">Лабораторная работа №</text:span><text:span text:style-name="T4">4</text:span><text:span text:style-name="T2"> по курсу</text:span></text:p>
      <text:p text:style-name="P8">«Операционные системы»</text:p>
      <text:p text:style-name="P4"/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5"/>
      <text:p text:style-name="P11"><text:span text:style-name="T1">Группа: М8</text:span>О<text:span text:style-name="T1">-2</text:span>11<text:span text:style-name="T1">Б-2</text:span>3</text:p>
      <text:p text:style-name="P2">Студент: Тропн М.А.</text:p>
      <text:p text:style-name="P11"><text:span text:style-name="T1">Преподаватель: </text:span>Бахарев В.Д.</text:p>
      <text:p text:style-name="P2">Оценка: ____________________ </text:p>
      <text:p text:style-name="P11"><text:span text:style-name="T1">Дата: </text:span><text:span text:style-name="T9">02.10</text:span><text:span text:style-name="T1">.</text:span>24</text:p>
      <text:p text:style-name="P6"/>
      <text:p text:style-name="P12"/>
      <text:p text:style-name="P13"/>
      <text:p text:style-name="P13"><text:span text:style-name="T1">Москва, 202</text:span>4</text:p>
      <text:p text:style-name="P9"><text:soft-page-break/>Постановка задачи</text:p>
      <text:p text:style-name="P42"><text:span text:style-name="T20">Вариант </text:span><text:span text:style-name="T21">6</text:span><text:span text:style-name="T20">.</text:span></text:p>
      <text:p text:style-name="P42"><text:span text:style-name="T20">Цель работы</text:span></text:p>
      <text:p text:style-name="P43">Приобретение практических навыков в:</text:p>
      <text:p text:style-name="P43">1) Создании аллокаторов памяти и их анализу;</text:p>
      <text:p text:style-name="P43">2) Создании динамических библиотек и программ, использующие динамические</text:p>
      <text:p text:style-name="P43">библиотеки.</text:p>
      <text:p text:style-name="P46">Задание</text:p>
      <text:p text:style-name="P43">Исследовать два аллокатора памяти: необходимо реализовать два алгоритма</text:p>
      <text:p text:style-name="P43">аллокации памяти и сравнить их по следующим характеристикам:</text:p>
      <text:p text:style-name="P43">Фактор использования</text:p>
      <text:list text:style-name="L3">
        <text:list-item>
          <text:p text:style-name="P44">Скорость выделения блоков</text:p>
        </text:list-item>
        <text:list-item>
          <text:p text:style-name="P44">Скорость освобождения блоков</text:p>
        </text:list-item>
        <text:list-item>
          <text:p text:style-name="P44">Простота использования аллокатора</text:p>
        </text:list-item>
      </text:list>
      <text:p text:style-name="P43">Требуется создать две динамические библиотеки, реализующие два аллокатора,</text:p>
      <text:p text:style-name="P43">соответственно. Библиотеки загружаются в память с помощью интерфейса ОС</text:p>
      <text:p text:style-name="P43">(dlopen / LoadLibrary) для работы с динамическими библиотеками. Выбор</text:p>
      <text:p text:style-name="P43">библиотеки, реализующей аллокатор, осуществляется чтением первого аргумента при</text:p>
      <text:p text:style-name="P43">запуске программы (argv[1]). Этот аргумент должен содержать путь до</text:p>
      <text:p text:style-name="P43">динамической библиотеки (относительный или абсолютный).</text:p>
      <text:p text:style-name="P43">Если аргумент не передан или по переданному пути библиотеки не оказалось, то</text:p>
      <text:p text:style-name="P43">указатели на функции, реализующие API аллокатора ниже, должны быть присвоены</text:p>
      <text:p text:style-name="P43">функциям, которые оборачивают системный аллокатор ОС (mmap / VirtualAlloc)</text:p>
      <text:p text:style-name="P43">в этот API. Эти аварийные оберточные функции должны быть реализованы внутри</text:p>
      <text:p text:style-name="P43">программы, которая загружает динамические библиотеки (см. пример на GitHub Gist).</text:p>
      <text:p text:style-name="P43">Каждый аллокатор памяти должен иметь функции аналогичные стандартным</text:p>
      <text:p text:style-name="P43">функциям malloc и free (realloc, опционально). Перед работой каждый</text:p>
      <text:p text:style-name="P43">аллокатор инициализируется свободными страницами памяти, выделенными</text:p>
      <text:p text:style-name="P43">стандартными средствами ядра (mmap / VirtualAlloc). Необходимо</text:p>
      <text:p text:style-name="P43">самостоятельно разработать стратегию тестирования для определения ключевых</text:p>
      <text:p text:style-name="P43"><text:soft-page-break/>характеристик аллокаторов памяти. При тестировании нужно свести к минимуму</text:p>
      <text:p text:style-name="P43">потери точности из-за накладных расходов при измерении ключевых характеристик,</text:p>
      <text:p text:style-name="P43">описанных выше.</text:p>
      <text:p text:style-name="P43">Каждый аллокатор должен обладать следующим интерфейсом (могут быть отличия в</text:p>
      <text:p text:style-name="P43">зависимости от особенностей алгоритма):</text:p>
      <text:list text:style-name="L2">
        <text:list-item>
          <text:p text:style-name="P45">Allocator* allocator_create(void *const memory, const size_t size) (инициализация аллокатора на памяти memory размера size);</text:p>
        </text:list-item>
        <text:list-item>
          <text:p text:style-name="P45">void allocator_destroy(Allocator *const allocator) (деинициализация структуры аллокатора);</text:p>
        </text:list-item>
        <text:list-item>
          <text:p text:style-name="P45">void* allocator_alloc(Allocator *const allocator, const size_t size) (выделение памяти аллокатором памяти размера size);</text:p>
        </text:list-item>
        <text:list-item>
          <text:p text:style-name="P45">void allocator_free(Allocator *const allocator, void *const memory) (возвращает выделенную память аллокатору);</text:p>
        </text:list-item>
      </text:list>
      <text:p text:style-name="P43">Задание:</text:p>
      <text:p text:style-name="P43">6. Блоки по 2^n и алгоритм двойников;</text:p>
      <text:p text:style-name="P9"><text:s text:c="2"/>Общий метод и алгоритм решения</text:p>
      <text:p text:style-name="P16">Использованные системные вызовы:</text:p>
      <text:list text:style-name="WWNum1">
        <text:list-item>
          <text:p text:style-name="P35">pid_t fork(void); – создает дочерний процесс. </text:p>
        </text:list-item>
        <text:list-item>
          <text:p text:style-name="P35">int shm_open(const char *__name, int __oflag, mode_t __mode) — открывает сегмент <text:span text:style-name="T13">shm</text:span></text:p>
        </text:list-item>
        <text:list-item>
          <text:p text:style-name="P36">void *mmap(void *__addr, size_t __len, int __prot, int __flags, int __fd, off_t __offset) — создает новый маппинг в виртуальном адресном пространстве</text:p>
        </text:list-item>
        <text:list-item>
          <text:p text:style-name="P36">sem_t *sem_open (const char *__name, int __oflag, …) - открывает именнованный семафор</text:p>
        </text:list-item>
        <text:list-item>
          <text:p text:style-name="P36">int sem_unlink (const char *__name) — удаляет именованный семафор</text:p>
        </text:list-item>
        <text:list-item>
          <text:p text:style-name="P36">int sem_wait(sem_t *sem) - уменьшает (блокирует) семафо</text:p>
        </text:list-item>
        <text:list-item>
          <text:p text:style-name="P36">int sem_post(sem_t *sem) - увеличивает (разблокирует) семафор</text:p>
        </text:list-item>
        <text:list-item>
          <text:p text:style-name="P36">int open(const char *pathname, int flags, mode_t mode) - открытие\создание файла</text:p>
        </text:list-item>
        <text:list-item>
          <text:p text:style-name="P36">int close(int fd) - закрыть файл</text:p>
        </text:list-item>
        <text:list-item>
          <text:p text:style-name="P36">void exit(int status) - завершения выполнения процесса и возвращение статуса</text:p>
        </text:list-item>
        <text:list-item>
          <text:p text:style-name="P36">int execv(const char *filename, char *const argv[]<text:span text:style-name="T10">)</text:span> - замена образа памяти процесса</text:p>
        </text:list-item>
        <text:list-item>
          <text:p text:style-name="P36">pid_t getpid(void) — получение <text:span text:style-name="T10">ID процесса </text:span></text:p>
        </text:list-item>
        <text:list-item>
          <text:p text:style-name="P39"><text:span text:style-name="T7">ssize_t read(int __fd, void* __buf, size_t __nbytes) — чтение из </text:span><text:span text:style-name="T8">fd в буфер</text:span></text:p>
        </text:list-item>
        <text:list-item>
          <text:p text:style-name="P37">ssize_t write(int __fd, const void* __buf, size_t __n) — запись байтов в буфер</text:p>
        </text:list-item>
      </text:list>
      <text:p text:style-name="P17"/>
      <text:p text:style-name="P17"/>
      <text:p text:style-name="P17"/>
      <text:p text:style-name="P17"/>
      <text:p text:style-name="P15">Главная программа создает дочерный процесс. Он открывает файл на чтение. Создаётся несколько <text:span text:style-name="T14">shm: для записи результата, передачи входного файла и размера. Создаётся mmap для </text:span><text:soft-page-break/><text:span text:style-name="T14">считывания и записи результата и входного потока. Размер передается через int*, поэтому в mmap не нуждается, строки же нуждаются. Для синхронизации записи и чтения используется семафор.</text:span></text:p>
      <text:p text:style-name="P9">Код программы</text:p>
      <text:p text:style-name="P18"><text:span text:style-name="T16">server</text:span><text:span text:style-name="T15">.c</text:span></text:p>
      <text:p text:style-name="P40"/>
      <text:p text:style-name="P30">Протокол работы программы</text:p>
      <text:p text:style-name="P31">Тестирование:</text:p>
      <text:p text:style-name="P22">lemito@lemito:~/Desktop/OSi/lab1$ cat data.base</text:p>
      <text:p text:style-name="P22">52.25 48.50 7878.0</text:p>
      <text:p text:style-name="P22">lemito@lemito:~/Desktop/OSi/lab1$ ./server data.base</text:p>
      <text:p text:style-name="P22">7978.750000</text:p>
      <text:p text:style-name="P22">lemito@lemito:~/Desktop/OSi/lab1$ cat data.base</text:p>
      <text:p text:style-name="P22">0.0 a b c</text:p>
      <text:p text:style-name="P22">lemito@lemito:~/Desktop/OSi/lab1$ ./server data.base</text:p>
      <text:p text:style-name="P22">0.000000</text:p>
      <text:p text:style-name="P22"/>
      <text:p text:style-name="P32">Strace:</text:p>
      <text:p text:style-name="P23"/>
      <text:p text:style-name="P9">Вывод</text:p>
      <text:p text:style-name="P47">В ходе лабораторной работы я приобрел практические навыки в Создании аллокаторов памяти и их анализу и Создании динамических библиотек и программ, использующие динамические библиотеки. Составить и отладить программу на языке Си, реализующую жва алгоритма выделения памяти <text:span text:style-name="T19">(аллокатор)</text:span>. Проблем в ходе выполнения не возникло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1181in" fo:margin-right="0.1181in" fo:margin-top="0in" fo:margin-bottom="0.139in" style:contextual-spacing="false" fo:line-height="115%" fo:text-align="start" style:justify-single-word="false" fo:orphans="2" fo:widows="2" fo:hyphenation-ladder-count="no-limit" fo:text-indent="0.3937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Linux Libertine G" style:font-family-complex="'Linux Libertine G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left="0.1181in" fo:margin-right="0.1181in" fo:margin-top="0.0835in" fo:margin-bottom="0.1665in" style:contextual-spacing="false" fo:line-height="100%" fo:text-align="center" style:justify-single-word="false" fo:keep-together="always" fo:text-indent="0in" style:auto-text-indent="false" fo:keep-with-next="always"/>
      <style:text-properties fo:font-size="18pt" fo:font-weight="bold" style:font-name-asian="Linux Libertine G" style:font-family-asian="'Linux Libertine G'" style:font-family-generic-asian="system" style:font-pitch-asian="variable" style:font-size-asian="18pt" style:font-weight-asian="bold" style:font-name-complex="Linux Libertine G" style:font-family-complex="'Linux Libertine G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left="0.1181in" fo:margin-right="0.1181in" fo:margin-top="0.139in" fo:margin-bottom="0.0835in" style:contextual-spacing="false" fo:text-align="center" style:justify-single-word="false" fo:keep-together="always" fo:text-indent="0in" style:auto-text-indent="false" fo:keep-with-next="always"/>
      <style:text-properties fo:color="#4f81bd" loext:opacity="100%" fo:font-size="16pt" fo:font-weight="bold" style:font-name-asian="Linux Libertine G" style:font-family-asian="'Linux Libertine G'" style:font-family-generic-asian="system" style:font-pitch-asian="variable" style:font-size-asian="16pt" style:font-weight-asian="bold" style:font-name-complex="Linux Libertine G" style:font-family-complex="'Linux Libertine G'" style:font-family-generic-complex="system" style:font-pitch-complex="variable" style:font-size-complex="13pt" style:font-weight-complex="bold"/>
    </style:style>
    <style:style style:name="Heading_20_3" style:display-name="Heading 3" style:family="paragraph" style:next-style-name="Standard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Заголовок" style:family="paragraph" style:parent-style-name="normal" style:default-outline-level="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Указатель" style:family="paragraph" style:parent-style-name="normal" style:default-outline-level="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normal" style:default-outline-level="">
      <style:paragraph-properties fo:margin-left="0.5in" fo:margin-right="0.1181in" fo:margin-top="0in" fo:margin-bottom="0.139in" style:contextual-spacing="true" fo:text-indent="0.3937in" style:auto-text-indent="false"/>
    </style:style>
    <style:style style:name="western" style:family="paragraph" style:parent-style-name="normal" style:default-outline-level="">
      <style:paragraph-properties fo:margin-left="0in" fo:margin-right="0in" fo:margin-top="0.1945in" fo:margin-bottom="0.0984in" style:contextual-spacing="false" fo:text-indent="0in" style:auto-text-indent="false"/>
      <style:text-properties fo:font-size="11pt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normal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normal" style:default-outline-level="">
      <style:paragraph-properties fo:margin-left="0in" fo:margin-right="0in" fo:margin-top="0in" fo:margin-bottom="0in" style:contextual-spacing="false" fo:line-height="100%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Содержимое_20_таблицы" style:display-name="Содержимое таблицы" style:family="paragraph" style:parent-style-name="normal" style:default-outline-level="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екст_20_в_20_заданном_20_формате" style:display-name="Текст в заданном формате" style:family="paragraph" style:parent-style-name="normal" style:default-outline-level="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Linux Libertine G" style:font-family-asian="'Linux Libertine G'" style:font-family-generic-asian="system" style:font-pitch-asian="variable" style:font-size-asian="18pt" style:font-weight-asian="bold" style:font-name-complex="Linux Libertine G" style:font-family-complex="'Linux Libertine G'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Times New Roman" fo:font-family="'Times New Roman'" style:font-family-generic="roman" style:font-pitch="variable" fo:font-size="16pt" fo:font-weight="bold" style:font-name-asian="Linux Libertine G" style:font-family-asian="'Linux Libertine G'" style:font-family-generic-asian="system" style:font-pitch-asian="variable" style:font-size-asian="16pt" style:font-weight-asian="bold" style:font-name-complex="Linux Libertine G" style:font-family-complex="'Linux Libertine G'" style:font-family-generic-complex="system" style:font-pitch-complex="variable" style:font-size-complex="13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in" fo:margin-bottom="0.5in" fo:margin-left="0.5in" fo:margin-right="0.5in" style:writing-mode="lr-tb" style:layout-grid-color="#c0c0c0" style:layout-grid-lines="27160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18T20:00:00</meta:creation-date>
    <meta:initial-creator>ilya</meta:initial-creator>
    <meta:generator>LibreOffice/24.2.7.2$Linux_X86_64 LibreOffice_project/420$Build-2</meta:generator>
    <dc:date>2024-12-21T16:44:23.078934033</dc:date>
    <meta:editing-duration>PT1H27M50S</meta:editing-duration>
    <meta:editing-cycles>25</meta:editing-cycles>
    <meta:print-date>2024-12-12T17:29:01.901317190</meta:print-date>
    <meta:printed-by>PDF files</meta:printed-by>
    <meta:document-statistic meta:table-count="0" meta:image-count="0" meta:object-count="0" meta:page-count="4" meta:paragraph-count="85" meta:word-count="608" meta:character-count="4810" meta:non-whitespace-character-count="429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